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draw:fill="solid" draw:fill-color="#729fcf" draw:textarea-horizontal-align="justify" draw:textarea-vertical-align="middle" draw:auto-grow-height="false"/>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fill="solid" draw:textarea-horizontal-align="justify" draw:textarea-vertical-align="middle" draw:auto-grow-height="false" draw:shadow="hidden"/>
    </style:style>
    <style:style style:name="gr11"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2"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ffffff" draw:textarea-horizontal-align="justify" draw:textarea-vertical-align="middle" draw:auto-grow-height="false" draw:shadow="hidden"/>
    </style:style>
    <style:style style:name="gr14" style:family="graphic" style:parent-style-name="standard">
      <style:graphic-properties draw:stroke="none" draw:fill="solid" draw:fill-color="#ffffff" draw:textarea-horizontal-align="justify" draw:textarea-vertical-align="middle" draw:auto-grow-height="false" fo:min-height="0cm" fo:min-width="0cm"/>
    </style:style>
    <style:style style:name="gr15" style:family="graphic" style:parent-style-name="standard">
      <style:graphic-properties draw:fill="solid" draw:textarea-horizontal-align="justify" draw:textarea-vertical-align="middle" draw:auto-grow-height="false"/>
    </style:style>
    <style:style style:name="gr16" style:family="graphic" style:parent-style-name="standard">
      <style:graphic-properties draw:stroke="none" draw:fill="solid" draw:fill-color="#729fcf" draw:textarea-vertical-align="middle" draw:auto-grow-height="false" fo:min-height="0.749cm" fo:min-width="0.499cm"/>
    </style:style>
    <style:style style:name="gr17"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8" style:family="graphic" style:parent-style-name="standard">
      <style:graphic-properties draw:stroke="none" draw:fill="solid" draw:fill-color="#ffffff" draw:textarea-vertical-align="middle"/>
    </style:style>
    <style:style style:name="gr19" style:family="graphic" style:parent-style-name="standard">
      <style:graphic-properties draw:stroke="none" draw:fill="solid" draw:fill-color="#83caff" draw:textarea-horizontal-align="justify" draw:textarea-vertical-align="middle" draw:auto-grow-height="fals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2" style:family="graphic" style:parent-style-name="standard">
      <style:graphic-properties draw:stroke="none" draw:fill="solid" draw:fill-color="#cccccc" draw:textarea-horizontal-align="justify" draw:textarea-vertical-align="middle" draw:auto-grow-height="false"/>
    </style:style>
    <style:style style:name="gr23" style:family="graphic" style:parent-style-name="standard">
      <style:graphic-properties draw:stroke="none" draw:fill="solid" draw:fill-color="#b3b3b3" draw:textarea-horizontal-align="justify" draw:textarea-vertical-align="middle" draw:auto-grow-height="false"/>
    </style:style>
    <style:style style:name="gr24"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25"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gr26" style:family="graphic" style:parent-style-name="objectwithoutfill">
      <style:graphic-properties svg:stroke-width="0.2cm" svg:stroke-color="#ffffff" draw:marker-start="" draw:marker-start-width="0.5cm" draw:marker-end="" draw:marker-end-width="0.5cm" draw:fill="none" draw:textarea-vertical-align="middle" fo:padding-top="0.225cm" fo:padding-bottom="0.225cm" fo:padding-left="0.35cm" fo:padding-right="0.35cm"/>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89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3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55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0" draw:text-style-name="P1" draw:layer="layout" svg:width="5.6cm" svg:height="5.6cm" svg:x="13.898cm" svg:y="7.69cm" svg:viewBox="0 0 5601 5601" svg:d="m0 0h5601v5601h-5601zm0 0zm5601 5601z">
          <text:p/>
        </draw:path>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polygon draw:style-name="gr13"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3" draw:text-style-name="P1" draw:layer="layout" svg:width="0cm" svg:height="0cm" svg:x="14.594cm" svg:y="9.704cm" svg:viewBox="0 0 0 0" draw:points="0,0">
          <text:p/>
        </draw:polygon>
        <draw:polygon draw:style-name="gr13"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4"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5"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6"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3.796cm" svg:y="13.7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1" draw:layer="layout" svg:width="4.389cm" svg:height="1.251cm" draw:transform="rotate (-0.0155334303427506) translate (8.26098834401642cm 2.47698101298835cm)" svg:viewBox="0 0 4390 1252" svg:d="m4119 1155c-670-393-1944-1427-3943 97-59-170-117-339-176-509 2175-1309 3155-608 4390-20-90 144-181 288-271 432z">
          <text:p/>
        </draw:path>
        <draw:path draw:style-name="gr18" draw:text-style-name="P1" draw:layer="layout" svg:width="4.389cm" svg:height="1.251cm" draw:transform="rotate (3.1401963901882) translate (12.6575188683448cm 6.36595973863629cm)" svg:viewBox="0 0 4390 1252" svg:d="m4119 1155c-670-393-1944-1427-3943 97-59-170-117-339-176-509 2175-1309 3155-608 4390-20-90 144-181 288-271 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9"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7"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319cm" svg:height="1.798cm" draw:transform="rotate (-0.461639587152501) translate (14.9656054329871cm 4.50153507449788cm)" svg:viewBox="0 0 4320 1799" svg:d="m0 1616c578 369 932 180 1828-554s1225-1171 2492-1038">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6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823cm" svg:y="7.6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 draw:layer="layout" svg:width="4.221cm" svg:height="4.221cm" svg:x="14.513cm" svg:y="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81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921cm" svg:height="1.921cm" svg:x="15.663cm" svg:y="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15.918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16cm" svg:height="1.231cm" svg:x="14.072cm" svg:y="9.88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216cm" svg:height="1.228cm" svg:x="17.955cm" svg:y="9.74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86cm" svg:height="1.086cm" svg:x="14.136cm" svg:y="9.88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086cm" svg:height="1.086cm" svg:x="18.022cm" svg:y="9.88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1.936cm" svg:height="1.925cm" svg:x="5.049cm" svg:y="14.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5.171cm" svg:y="14.2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6cm" svg:x="5.577cm" svg:y="14.64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6cm" svg:height="0.642cm" svg:x="5.694cm" svg:y="14.7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5cm" svg:height="1.925cm" svg:x="2.041cm" svg:y="14.17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2.162cm" svg:y="14.29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5cm" svg:x="2.568cm" svg:y="14.69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7cm" svg:height="0.643cm" svg:x="2.685cm" svg:y="14.81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4.074cm" svg:y1="17.151cm" svg:x2="3.483cm" svg:y2="16.025cm">
          <text:p/>
        </draw:line>
        <draw:line draw:style-name="gr24" draw:text-style-name="P1" draw:layer="layout" svg:x1="4.873cm" svg:y1="17.151cm" svg:x2="5.532cm" svg:y2="15.991cm">
          <text:p/>
        </draw:line>
        <draw:custom-shape draw:style-name="gr19" draw:text-style-name="P1" draw:layer="layout" svg:width="1.934cm" svg:height="1.925cm" svg:x="3.488cm" svg:y="16.9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3.609cm" svg:y="17.0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88cm" svg:height="0.876cm" svg:x="4.015cm" svg:y="17.4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4.132cm" svg:y="17.5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9.982cm" svg:y1="15.928cm" svg:x2="9.457cm" svg:y2="16.928cm">
          <text:p/>
        </draw:line>
        <draw:line draw:style-name="gr25" draw:text-style-name="P1" draw:layer="layout" svg:x1="10.919cm" svg:y1="15.929cm" svg:x2="11.506cm" svg:y2="16.962cm">
          <text:p/>
        </draw:line>
        <draw:custom-shape draw:style-name="gr19" draw:text-style-name="P1" draw:layer="layout" svg:width="1.934cm" svg:height="1.925cm" svg:x="9.462cm" svg:y="14.09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9.583cm" svg:y="14.22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88cm" svg:height="0.876cm" svg:x="9.989cm" svg:y="14.62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10.106cm" svg:y="14.73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6cm" svg:height="1.925cm" svg:x="11.023cm" svg:y="16.89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11.145cm" svg:y="17.02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6cm" svg:x="11.551cm" svg:y="17.4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6cm" svg:height="0.642cm" svg:x="11.668cm" svg:y="17.54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35cm" svg:height="1.925cm" svg:x="8.015cm" svg:y="16.852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8.136cm" svg:y="16.9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881cm" svg:height="0.875cm" svg:x="8.542cm" svg:y="17.377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647cm" svg:height="0.643cm" svg:x="8.659cm" svg:y="17.493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17.245cm" svg:y1="16.932cm" svg:x2="15.2cm" svg:y2="15.06cm">
          <text:p/>
        </draw:line>
        <draw:custom-shape draw:style-name="gr19" draw:text-style-name="P1" draw:layer="layout" svg:width="2.832cm" svg:height="2.82cm" svg:x="16.228cm" svg:y="15.9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478cm" svg:height="2.463cm" svg:x="16.405cm" svg:y="16.14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288cm" svg:height="1.281cm" svg:x="17cm" svg:y="16.73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45cm" svg:height="0.942cm" svg:x="17.169cm" svg:y="16.9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147cm" svg:height="2.135cm" svg:x="14.189cm" svg:y="14.11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877cm" svg:height="1.865cm" svg:x="14.324cm" svg:y="14.24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977cm" svg:height="0.971cm" svg:x="14.773cm" svg:y="14.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17cm" svg:height="0.712cm" svg:x="14.904cm" svg:y="14.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Mein_20_Blau" draw:display-name="Mein Blau" draw:style="linear" draw:start-color="#83caff" draw:end-color="#729fcf" draw:start-intensity="100%" draw:end-intensity="100%" draw:angle="0" draw:border="0%"/>
    <draw:marker draw:name="Arrow" svg:viewBox="0 0 20 30" svg:d="m10 0-10 30h20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2-22T02:07:10.83</dc:date>
    <meta:editing-duration>PT27M47S</meta:editing-duration>
    <meta:editing-cycles>26</meta:editing-cycles>
    <meta:generator>LibreOffice/4.0.0.3$Windows_x86 LibreOffice_project/7545bee9c2a0782548772a21bc84a9dcc583b89</meta:generator>
    <dc:creator>Tobias Beer</dc:creator>
    <meta:document-statistic meta:object-count="191"/>
  </office:meta>
</office:document-meta>
</file>